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153in" table:align="left"/>
    </style:style>
    <style:style style:name="Table1.A" style:family="table-column">
      <style:table-column-properties style:column-width="1.8153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2.6861in" table:align="left"/>
    </style:style>
    <style:style style:name="Table2.A" style:family="table-column">
      <style:table-column-properties style:column-width="2.6861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2.2472in" table:align="left"/>
    </style:style>
    <style:style style:name="Table3.A" style:family="table-column">
      <style:table-column-properties style:column-width="2.2472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2.9986in" table:align="left"/>
    </style:style>
    <style:style style:name="Table4.A" style:family="table-column">
      <style:table-column-properties style:column-width="2.9986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a3e2" officeooo:paragraph-rsid="0015ac5a"/>
    </style:style>
    <style:style style:name="P2" style:family="paragraph" style:parent-style-name="Standard">
      <style:text-properties officeooo:rsid="0004dc15" officeooo:paragraph-rsid="0015ac5a"/>
    </style:style>
    <style:style style:name="P3" style:family="paragraph" style:parent-style-name="Standard">
      <style:text-properties officeooo:rsid="00052593" officeooo:paragraph-rsid="0015ac5a"/>
    </style:style>
    <style:style style:name="P4" style:family="paragraph" style:parent-style-name="Standard">
      <style:text-properties officeooo:rsid="000632aa" officeooo:paragraph-rsid="0015ac5a"/>
    </style:style>
    <style:style style:name="P5" style:family="paragraph" style:parent-style-name="Standard">
      <style:text-properties officeooo:rsid="00079af7" officeooo:paragraph-rsid="0015ac5a"/>
    </style:style>
    <style:style style:name="P6" style:family="paragraph" style:parent-style-name="Standard">
      <style:text-properties officeooo:rsid="0008e928" officeooo:paragraph-rsid="0015ac5a"/>
    </style:style>
    <style:style style:name="P7" style:family="paragraph" style:parent-style-name="Standard">
      <style:text-properties fo:color="#000000" style:font-name="Liberation Serif" fo:font-size="12pt" officeooo:rsid="00079af7" officeooo:paragraph-rsid="0015ac5a" style:font-size-asian="12pt" style:font-size-complex="12pt"/>
    </style:style>
    <style:style style:name="P8" style:family="paragraph" style:parent-style-name="Standard">
      <style:text-properties officeooo:paragraph-rsid="0015ac5a"/>
    </style:style>
    <style:style style:name="P9" style:family="paragraph" style:parent-style-name="Standard">
      <style:text-properties officeooo:rsid="0015ac5a" officeooo:paragraph-rsid="0015ac5a"/>
    </style:style>
    <style:style style:name="P10" style:family="paragraph" style:parent-style-name="Standard">
      <style:text-properties officeooo:rsid="0016d007" officeooo:paragraph-rsid="0016d007"/>
    </style:style>
    <style:style style:name="P11"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paragraph-rsid="0015ac5a" style:font-size-asian="12pt" style:font-size-complex="12pt"/>
    </style:style>
    <style:style style:name="P12" style:family="paragraph" style:parent-style-name="Text_20_body">
      <style:text-properties officeooo:rsid="0008e928" officeooo:paragraph-rsid="0015ac5a"/>
    </style:style>
    <style:style style:name="P13" style:family="paragraph" style:parent-style-name="Text_20_body">
      <style:paragraph-properties fo:margin-left="0in" fo:margin-right="0in" fo:margin-top="0in" fo:margin-bottom="0in" loext:contextual-spacing="false" fo:text-indent="0in" style:auto-text-indent="false"/>
      <style:text-properties officeooo:paragraph-rsid="0015ac5a"/>
    </style:style>
    <style:style style:name="P14" style:family="paragraph" style:parent-style-name="Table_20_Contents">
      <style:text-properties officeooo:rsid="00052593" officeooo:paragraph-rsid="0015ac5a"/>
    </style:style>
    <style:style style:name="P15" style:family="paragraph" style:parent-style-name="Table_20_Contents">
      <style:text-properties officeooo:rsid="000632aa" officeooo:paragraph-rsid="0015ac5a"/>
    </style:style>
    <style:style style:name="P16" style:family="paragraph" style:parent-style-name="Table_20_Contents">
      <style:text-properties officeooo:rsid="00079af7" officeooo:paragraph-rsid="0015ac5a"/>
    </style:style>
    <style:style style:name="P17" style:family="paragraph" style:parent-style-name="Table_20_Contents">
      <style:text-properties officeooo:paragraph-rsid="0015ac5a"/>
    </style:style>
    <style:style style:name="P18" style:family="paragraph" style:parent-style-name="Table_20_Contents">
      <style:text-properties officeooo:rsid="0015ac5a" officeooo:paragraph-rsid="0015ac5a"/>
    </style:style>
    <style:style style:name="T1" style:family="text">
      <style:text-properties officeooo:rsid="00052593"/>
    </style:style>
    <style:style style:name="T2" style:family="text">
      <style:text-properties officeooo:rsid="00079af7"/>
    </style:style>
    <style:style style:name="T3" style:family="text">
      <style:text-properties officeooo:rsid="0004dc15"/>
    </style:style>
    <style:style style:name="T4" style:family="text">
      <style:text-properties officeooo:rsid="0007c35b"/>
    </style:style>
    <style:style style:name="T5" style:family="text">
      <style:text-properties fo:color="#000000" style:font-name="Liberation Serif" fo:font-size="12pt" style:font-size-asian="12pt" style:font-size-complex="12pt"/>
    </style:style>
    <style:style style:name="T6" style:family="text">
      <style:text-properties fo:font-style="italic" style:font-style-asian="italic"/>
    </style:style>
    <style:style style:name="T7" style:family="text">
      <style:text-properties fo:font-style="italic" fo:font-weight="bold" style:font-style-asian="italic" style:font-weight-asian="bold"/>
    </style:style>
    <style:style style:name="T8" style:family="text">
      <style:text-properties officeooo:rsid="0016d0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hen should we consider using recursive algorithms when writing a program?</text:p>
      <text:p text:style-name="P13">Discuss in terms of advantages and disadvantages</text:p>
      <text:p text:style-name="P8"/>
      <text:p text:style-name="P1">In order to really understand how recursion works I consider we would have to understand or review how method invocation work.</text:p>
      <text:p text:style-name="P1">So the first thing that we have to <text:span text:style-name="T8">look into</text:span> once the program loads is the stack. In the stack the compiler puts every method that it needs in the flow of our program. The first method that the stack will handle is going to be the main subroutine, and after that all the methods call in that subroutine.</text:p>
      <text:p text:style-name="P2">Let’s draw a simple example of a function calls and how it works in the stack.</text:p>
      <text:p text:style-name="P2">package arraysReview;</text:p>
      <text:p text:style-name="P2">import java.util.*;</text:p>
      <text:p text:style-name="P2">import recursionWeek2.Recursion;</text:p>
      <text:p text:style-name="P2">/**</text:p>
      <text:p text:style-name="P2"><text:s/>* @author lein</text:p>
      <text:p text:style-name="P2"><text:s/>*/</text:p>
      <text:p text:style-name="P2"/>
      <text:p text:style-name="P2">public class Assignmnet {</text:p>
      <text:p text:style-name="P2"/>
      <text:p text:style-name="P2"><text:s text:c="4"/>public static void main(String[] args) {</text:p>
      <text:p text:style-name="P2"><text:s text:c="15"/></text:p>
      <text:p text:style-name="P2"><text:tab/><text:span text:style-name="T1">n = sum(10);</text:span></text:p>
      <text:p text:style-name="P2"><text:tab/><text:span text:style-name="T1">System.out.println(n);</text:span></text:p>
      <text:p text:style-name="P2"><text:s text:c="4"/>}</text:p>
      <text:p text:style-name="P2"><text:s text:c="4"/></text:p>
      <text:p text:style-name="P2"><text:s text:c="4"/><text:span text:style-name="T1">public static int <text:s/>sum(int n){</text:span></text:p>
      <text:p text:style-name="P2"><text:tab/><text:span text:style-name="T1">return n+n;</text:span></text:p>
      <text:p text:style-name="P2"><text:s text:c="4"/><text:span text:style-name="T1">}</text:span></text:p>
      <text:p text:style-name="P2"/>
      <text:p text:style-name="P2">}</text:p>
      <text:p text:style-name="P2"/>
      <text:p text:style-name="P3">based on the previews program the stack will look like this</text:p>
      <table:table table:name="Table1" table:style-name="Table1">
        <table:table-column table:style-name="Table1.A"/>
        <table:table-row>
          <table:table-cell table:style-name="Table1.A1" office:value-type="string">
            <text:p text:style-name="P17"/>
          </table:table-cell>
        </table:table-row>
        <table:table-row>
          <table:table-cell table:style-name="Table1.A2" office:value-type="string">
            <text:p text:style-name="P14">System.out.println(n)</text:p>
          </table:table-cell>
        </table:table-row>
        <table:table-row>
          <table:table-cell table:style-name="Table1.A2" office:value-type="string">
            <text:p text:style-name="P14">sum()</text:p>
          </table:table-cell>
        </table:table-row>
        <table:table-row>
          <table:table-cell table:style-name="Table1.A2" office:value-type="string">
            <text:p text:style-name="P14">main()</text:p>
          </table:table-cell>
        </table:table-row>
      </table:table>
      <text:p text:style-name="P3"/>
      <text:p text:style-name="P3"/>
      <text:p text:style-name="P3"/>
      <text:p text:style-name="P3"/>
      <text:p text:style-name="P3"/>
      <text:p text:style-name="P3"/>
      <text:p text:style-name="P4">In the case of recursion, we know that it means a method that calls itself</text:p>
      <text:p text:style-name="P4">so with the most simple and widely used example foo we would have a stack like this</text:p>
      <table:table table:name="Table2" table:style-name="Table2">
        <table:table-column table:style-name="Table2.A"/>
        <table:table-row>
          <table:table-cell table:style-name="Table2.A1" office:value-type="string">
            <text:p text:style-name="P15">foo()</text:p>
          </table:table-cell>
        </table:table-row>
        <table:table-row>
          <table:table-cell table:style-name="Table2.A2" office:value-type="string">
            <text:p text:style-name="P15">foo()</text:p>
          </table:table-cell>
        </table:table-row>
        <text:soft-page-break/>
        <table:table-row>
          <table:table-cell table:style-name="Table2.A2" office:value-type="string">
            <text:p text:style-name="P15">foo()</text:p>
          </table:table-cell>
        </table:table-row>
        <table:table-row>
          <table:table-cell table:style-name="Table2.A2" office:value-type="string">
            <text:p text:style-name="P15">foo()</text:p>
          </table:table-cell>
        </table:table-row>
      </table:table>
      <text:p text:style-name="P4">Which means that foo, will call itself until it runs out of memory and the program crashes.</text:p>
      <text:p text:style-name="P4">So there are two basic characteristics that recursion must have in order to work.</text:p>
      <text:p text:style-name="P4"/>
      <text:p text:style-name="P4">The first thing that we need to implement is that when it call itself it will change the value of the parameter that is being passed every time.</text:p>
      <text:p text:style-name="P4"/>
      <text:p text:style-name="P4">let’s demostrate with a <text:s/>method call sum</text:p>
      <text:p text:style-name="P4"/>
      <text:p text:style-name="P2">public class Assignmnet {</text:p>
      <text:p text:style-name="P2"/>
      <text:p text:style-name="P2"><text:s text:c="4"/>public static void main(String[] args) {</text:p>
      <text:p text:style-name="P2"><text:s text:c="15"/></text:p>
      <text:p text:style-name="P2"><text:tab/><text:span text:style-name="T1">sum(10);</text:span></text:p>
      <text:p text:style-name="P2"><text:tab/><text:span text:style-name="T1">System.out.println(n);</text:span></text:p>
      <text:p text:style-name="P2"><text:s text:c="4"/>}</text:p>
      <text:p text:style-name="P2"><text:s text:c="4"/></text:p>
      <text:p text:style-name="P2"><text:s text:c="4"/><text:span text:style-name="T1">public static int (int n){</text:span></text:p>
      <text:p text:style-name="P2"><text:tab/><text:span text:style-name="T2">sum(n + 10);</text:span></text:p>
      <text:p text:style-name="P2"><text:tab/></text:p>
      <text:p text:style-name="P2"><text:s text:c="4"/><text:span text:style-name="T1">}</text:span></text:p>
      <text:p text:style-name="P2"/>
      <text:p text:style-name="P4"><text:span text:style-name="T3">}</text:span> </text:p>
      <text:p text:style-name="P5">this will cause one of the most common exceptions <text:span text:style-name="T8">stack overflow</text:span>, where the method will call itself until it runs out of memory.</text:p>
      <text:p text:style-name="P5">The stack will look <text:s/>like</text:p>
      <table:table table:name="Table3" table:style-name="Table3">
        <table:table-column table:style-name="Table3.A"/>
        <table:table-row>
          <table:table-cell table:style-name="Table3.A1" office:value-type="string">
            <text:p text:style-name="P16">sum()</text:p>
          </table:table-cell>
        </table:table-row>
        <table:table-row>
          <table:table-cell table:style-name="Table3.A2" office:value-type="string">
            <text:p text:style-name="P16">sum()</text:p>
          </table:table-cell>
        </table:table-row>
        <table:table-row>
          <table:table-cell table:style-name="Table3.A2" office:value-type="string">
            <text:p text:style-name="P16">sum()</text:p>
          </table:table-cell>
        </table:table-row>
        <table:table-row>
          <table:table-cell table:style-name="Table3.A2" office:value-type="string">
            <text:p text:style-name="P16">sum()</text:p>
          </table:table-cell>
        </table:table-row>
        <table:table-row>
          <table:table-cell table:style-name="Table3.A2" office:value-type="string">
            <text:p text:style-name="P16">sum()</text:p>
          </table:table-cell>
        </table:table-row>
        <table:table-row>
          <table:table-cell table:style-name="Table3.A2" office:value-type="string">
            <text:p text:style-name="P16">main()</text:p>
          </table:table-cell>
        </table:table-row>
      </table:table>
      <text:p text:style-name="P5"/>
      <text:p text:style-name="P5">In order to make recursion work we need to passed a condition to meet, so let’s redefine our sum method to meet this requirement.</text:p>
      <text:p text:style-name="P5"/>
      <text:p text:style-name="P5"><text:span text:style-name="T4">public class assignment {</text:span></text:p>
      <text:p text:style-name="P12"/>
      <text:p text:style-name="P2">public static void main(String[] args) {</text:p>
      <text:p text:style-name="P2"><text:s text:c="15"/></text:p>
      <text:p text:style-name="P2"><text:tab/><text:span text:style-name="T1">sum(10);</text:span></text:p>
      <text:p text:style-name="P2"><text:s text:c="4"/>}</text:p>
      <text:p text:style-name="P6"/>
      <text:p text:style-name="P5"><text:span text:style-name="T5">public static void sum(int n) {</text:span></text:p>
      <text:p text:style-name="P11"><text:soft-page-break/><text:s text:c="8"/>if (n &lt;= 100) {</text:p>
      <text:p text:style-name="P11"><text:s text:c="12"/><text:span text:style-name="T6">sum</text:span>(n + 10);</text:p>
      <text:p text:style-name="P11"><text:s text:c="8"/>}</text:p>
      <text:p text:style-name="P11"><text:s text:c="8"/>System.<text:span text:style-name="T7">out</text:span>.println("Completed call " + n);</text:p>
      <text:p text:style-name="P7"><text:s text:c="4"/>}</text:p>
      <text:p text:style-name="P5"><text:span text:style-name="T4">}</text:span> </text:p>
      <text:p text:style-name="P4"/>
      <text:p text:style-name="P9">This example will be a proper way to use a recursive call, that will create a stack like this </text:p>
      <table:table table:name="Table4" table:style-name="Table4">
        <table:table-column table:style-name="Table4.A"/>
        <table:table-row>
          <table:table-cell table:style-name="Table4.A1" office:value-type="string">
            <text:p text:style-name="P18">sum(100) &gt;&gt; Completed call 110</text:p>
          </table:table-cell>
        </table:table-row>
        <table:table-row>
          <table:table-cell table:style-name="Table4.A2" office:value-type="string">
            <text:p text:style-name="P18">sum(90) &gt;&gt; Completed call 100</text:p>
          </table:table-cell>
        </table:table-row>
        <table:table-row>
          <table:table-cell table:style-name="Table4.A2" office:value-type="string">
            <text:p text:style-name="P18">sum(80) &gt;&gt; Completed call 90</text:p>
          </table:table-cell>
        </table:table-row>
        <table:table-row>
          <table:table-cell table:style-name="Table4.A2" office:value-type="string">
            <text:p text:style-name="P18">sum(70) &gt;&gt; Completed call 80</text:p>
          </table:table-cell>
        </table:table-row>
        <table:table-row>
          <table:table-cell table:style-name="Table4.A2" office:value-type="string">
            <text:p text:style-name="P18">sum(60) &gt;&gt; Completed call 70</text:p>
          </table:table-cell>
        </table:table-row>
        <table:table-row>
          <table:table-cell table:style-name="Table4.A2" office:value-type="string">
            <text:p text:style-name="P18">sum(50) &gt;&gt; Completed call 60</text:p>
          </table:table-cell>
        </table:table-row>
        <table:table-row>
          <table:table-cell table:style-name="Table4.A2" office:value-type="string">
            <text:p text:style-name="P18">sum(40) &gt;&gt; Completed call 50</text:p>
          </table:table-cell>
        </table:table-row>
        <table:table-row>
          <table:table-cell table:style-name="Table4.A2" office:value-type="string">
            <text:p text:style-name="P18">sum(30) &gt;&gt; Completed call 40</text:p>
          </table:table-cell>
        </table:table-row>
        <table:table-row>
          <table:table-cell table:style-name="Table4.A2" office:value-type="string">
            <text:p text:style-name="P18">sum(20) &gt;&gt; Completed call 30</text:p>
          </table:table-cell>
        </table:table-row>
        <table:table-row>
          <table:table-cell table:style-name="Table4.A2" office:value-type="string">
            <text:p text:style-name="P18">sum(10) &gt;&gt; Completed call 20</text:p>
          </table:table-cell>
        </table:table-row>
        <table:table-row>
          <table:table-cell table:style-name="Table4.A2" office:value-type="string">
            <text:p text:style-name="P18">main() &gt;&gt; Completed call 10</text:p>
          </table:table-cell>
        </table:table-row>
      </table:table>
      <text:p text:style-name="P9"><text:s/></text:p>
      <text:p text:style-name="P10">So based on this we can see that using recursion properly will become a great tool to use in our programs.</text:p>
      <text:p text:style-name="P10"/>
      <text:p text:style-name="P10">When should we use recursion?</text:p>
      <text:p text:style-name="P10">If we notice it can be also accomplished with nested loops, in fact an infinite loop will not use all the memory as the stack overflow does, however based on experience, I have used recursion when I need to access either objects or arrays and I do not know the level of iterations. So if I used nested loops to access more than three level deep inside an array the code not only will look a mess but also the program will become slow the deeper it goes. In those cases recursion is the best option. </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3:07:42.586881611</meta:creation-date>
    <dc:date>2018-09-17T16:09:48.984591355</dc:date>
    <meta:editing-duration>PT2H51M55S</meta:editing-duration>
    <meta:editing-cycles>2</meta:editing-cycles>
    <meta:generator>LibreOffice/5.1.6.2$Linux_X86_64 LibreOffice_project/10m0$Build-2</meta:generator>
    <meta:document-statistic meta:table-count="4" meta:image-count="0" meta:object-count="0" meta:page-count="3" meta:paragraph-count="85" meta:word-count="576" meta:character-count="3293" meta:non-whitespace-character-count="2648"/>
  </office:meta>
</office:document-meta>
</file>